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939" officeooo:paragraph-rsid="00011939"/>
    </style:style>
    <style:style style:name="P2" style:family="paragraph" style:parent-style-name="Standard">
      <style:text-properties officeooo:paragraph-rsid="0001193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1939" officeooo:paragraph-rsid="00011939" fo:background-color="#ffff00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11939" officeooo:paragraph-rsid="00011939"/>
    </style:style>
    <style:style style:name="P5" style:family="paragraph" style:parent-style-name="Text_20_body">
      <style:paragraph-properties fo:margin-left="0in" fo:margin-right="0in" fo:margin-top="0in" fo:margin-bottom="0.1965in" loext:contextual-spacing="false" fo:text-indent="0in" style:auto-text-indent="false"/>
      <style:text-properties officeooo:rsid="00011939" officeooo:paragraph-rsid="0003c97b"/>
    </style:style>
    <style:style style:name="P6" style:family="paragraph" style:parent-style-name="Preformatted_20_Text">
      <style:paragraph-properties fo:margin-left="0.4925in" fo:margin-right="0in" fo:text-indent="0in" style:auto-text-indent="false"/>
    </style:style>
    <style:style style:name="P7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1939" style:font-weight-asian="normal" style:font-weight-complex="normal"/>
    </style:style>
    <style:style style:name="T3" style:family="text">
      <style:text-properties officeooo:rsid="0003c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RD RESET OF SERVER IN HENRY BUILDING</text:p>
      <text:p text:style-name="P1"/>
      <text:p text:style-name="P1">1. Don't forget to take your Icard with you</text:p>
      <text:p text:style-name="P1"/>
      <text:p text:style-name="P1">2. Find the building address from the directory and then go to the basement</text:p>
      <text:p text:style-name="P1"/>
      <text:p text:style-name="P1">3. Go to the IT office and sign up in the sheet there</text:p>
      <text:p text:style-name="P1"/>
      <text:p text:style-name="P1">4. Check and Wait for someone to come open the server room door for you.</text:p>
      <text:p text:style-name="P1"/>
      <text:p text:style-name="P1">5. The server in question that day was: Symbiont</text:p>
      <text:p text:style-name="P1"/>
      <text:p text:style-name="P1">6. Once you are there, recognize the server(has name label on it) and then get the cart and connet the monitor, keyboard and mouse to it. Go to the terminal/command prompt</text:p>
      <text:p text:style-name="P1"/>
      <text:p text:style-name="P1">7. Once the monitor is on, perform the following check to safely shout down all the processes running on the server:</text:p>
      <text:p text:style-name="P1"><text:tab/>-ALT+Prt Screen + BUSIER (spelled backwards). </text:p>
      <text:p text:style-name="P1">Look it up here: <text:a xlink:type="simple" xlink:href="http://www.howtogeek.com/119127/use-the-magic-sysrq-key-on-linux-to-fix-frozen-x-servers-cleanly-reboot-and-run-other-low-level-commands/" text:style-name="Internet_20_link" text:visited-style-name="Visited_20_Internet_20_Link">http://www.howtogeek.com/119127/use-the-magic-sysrq-key-on-linux-to-fix-frozen-x-servers-cleanly-reboot-and-run-other-low-level-commands/</text:a></text:p>
      <text:p text:style-name="P1"/>
      <text:p text:style-name="P1">8. To kill any process running do this at the terminal:</text:p>
      <text:p text:style-name="P1"><text:tab/>– ps<text:tab/><text:tab/><text:tab/>: <text:tab/>looks for all the processes running</text:p>
      <text:p text:style-name="P1"><text:span text:style-name="T1"><text:tab/>- </text:span><text:span text:style-name="Strong_20_Emphasis"><text:span text:style-name="T1">ps -ef | grep init<text:tab/>:<text:tab/>looks for init process only</text:span></text:span></text:p>
      <text:p text:style-name="P1"><text:span text:style-name="Strong_20_Emphasis"><text:span text:style-name="T1"><text:tab/><text:tab/>(or)</text:span></text:span></text:p>
      <text:p text:style-name="P2"><text:span text:style-name="Strong_20_Emphasis"><text:span text:style-name="T2"><text:tab/>- </text:span></text:span><text:span text:style-name="Strong_20_Emphasis"><text:span text:style-name="T1">ps </text:span></text:span><text:span text:style-name="Strong_20_Emphasis"><text:span text:style-name="T2">auwx</text:span></text:span><text:span text:style-name="Strong_20_Emphasis"><text:span text:style-name="T1"> | grep init<text:tab/>: <text:tab/></text:span></text:span><text:span text:style-name="Strong_20_Emphasis"><text:span text:style-name="T2">looks for init process only</text:span></text:span></text:p>
      <text:p text:style-name="P2"><text:span text:style-name="Strong_20_Emphasis"><text:span text:style-name="T2"/></text:span></text:p>
      <text:p text:style-name="P4">9. Use <text:span text:style-name="Strong_20_Emphasis">kill</text:span> command to terminate process. First find process <text:span text:style-name="Strong_20_Emphasis">id</text:span> with <text:span text:style-name="Strong_20_Emphasis">ps</text:span> command as shown above and kill process with <text:span text:style-name="Strong_20_Emphasis">kill -9</text:span> command.</text:p>
      <text:p text:style-name="P6"><text:span text:style-name="Strong_20_Emphasis"># ps -ef | grep init</text:span></text:p>
      <text:p text:style-name="P6">root <text:s text:c="8"/>1 <text:s text:c="4"/>0 <text:s/>0 07:53 ? <text:s text:c="7"/>00:00:04 /sbin/init</text:p>
      <text:p text:style-name="P6">root <text:s text:c="5"/>7508 <text:s/>6825 <text:s/>0 11:48 pts/1 <text:s text:c="3"/>00:00:00 grep init</text:p>
      <text:p text:style-name="P6"/>
      <text:p text:style-name="P7"><text:span text:style-name="Strong_20_Emphasis"># kill- 9 7508</text:span></text:p>
      <text:p text:style-name="P5"><text:span text:style-name="T3">10</text:span>. <text:span text:style-name="T3">Once the above steps are done, go ahead, use a sharp pen and press the small button (rest) next to the power button. Wait for the server to restart and make sure it is running well.</text:span></text:p>
      <text:p text:style-name="P8"><text:span text:style-name="Strong_20_Emphasis"/></text:p>
      <text:p text:style-name="P8"><text:span text:style-name="Strong_20_Emphasis"/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9:45:55.981651205</meta:creation-date>
    <dc:date>2015-03-17T11:47:37.459272380</dc:date>
    <meta:editing-duration>PT1M2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262" meta:character-count="1495" meta:non-whitespace-character-count="1212"/>
  </office:meta>
</office:document-meta>
</file>